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f88bb" draw:shadow="visible" draw:shadow-offset-x="0.012cm" draw:shadow-offset-y="0.07cm" draw:shadow-color="#5b9bd5" draw:shadow-opacity="25%"/>
    </style:style>
    <style:style style:name="gr2" style:family="graphic" style:parent-style-name="standard">
      <style:graphic-properties draw:stroke="solid" svg:stroke-width="0.026cm" svg:stroke-color="#41719c" svg:stroke-opacity="100%" draw:stroke-linejoin="miter" svg:stroke-linecap="square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solid" draw:fill-color="#5b9bd5" draw:shadow="visible" draw:shadow-offset-x="0.012cm" draw:shadow-offset-y="0.07cm" draw:shadow-color="#5b9bd5" draw:shadow-opacity="22%"/>
    </style:style>
    <style:style style:name="gr5" style:family="graphic" style:parent-style-name="standard">
      <style:graphic-properties draw:stroke="solid" svg:stroke-width="0.009cm" svg:stroke-color="#c8c8c8" svg:stroke-opacity="100%" draw:stroke-linejoin="miter" svg:stroke-linecap="square" draw:fill="none" fo:padding-top="0.129cm" fo:padding-bottom="0.129cm" fo:padding-left="0.254cm" fo:padding-right="0.254cm" draw:shadow="hidden"/>
    </style:style>
    <style:style style:name="gr6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35cm" svg:stroke-color="#5b9bd5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4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0.376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058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1.758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4f88bb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5b9bd5"/>
    </style:style>
    <style:style style:name="T1" style:family="text">
      <style:text-properties fo:color="#feffff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4f88bb" style:font-name="Calibri1" fo:font-size="8pt" fo:background-color="#ffffff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人员编制-人工成本" draw:style-name="dp1" draw:master-page-name="PM0">
        <draw:g>
          <draw:g>
            <draw:path draw:style-name="gr1" draw:text-style-name="P1" draw:layer="layout" svg:width="2.5cm" svg:height="1cm" svg:x="12cm" svg:y="1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12cm" svg:y="1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3" draw:text-style-name="P2" draw:layer="layout" svg:width="2.5cm" svg:height="1cm" svg:x="12cm" svg:y="1cm">
            <draw:text-box>
              <text:p text:style-name="P3"><text:span text:style-name="T1">开始</text:span></text:p>
            </draw:text-box>
          </draw:frame>
        </draw:g>
        <draw:g>
          <draw:g>
            <draw:polygon draw:style-name="gr4" draw:text-style-name="P4" draw:layer="layout" svg:width="2.5cm" svg:height="1.5cm" svg:x="12cm" svg:y="3.5cm" svg:viewBox="0 0 2501 1501" draw:points="0,1501 2501,1501 2501,0 0,0">
              <text:p/>
            </draw:polygon>
            <draw:polygon draw:style-name="gr5" draw:text-style-name="P2" draw:layer="layout" svg:width="2.5cm" svg:height="1.5cm" svg:x="12cm" svg:y="3.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2cm" svg:y="3.5cm">
            <draw:text-box>
              <text:p text:style-name="P3"><text:span text:style-name="T1">规划模块负责人</text:span></text:p>
            </draw:text-box>
          </draw:frame>
        </draw:g>
        <draw:line draw:style-name="gr7" draw:text-style-name="P2" draw:layer="layout" svg:x1="13.25cm" svg:y1="2cm" svg:x2="13.25cm" svg:y2="3.5cm">
          <text:p/>
        </draw:line>
        <draw:g>
          <draw:g>
            <draw:polygon draw:style-name="gr4" draw:text-style-name="P4" draw:layer="layout" svg:width="2.5cm" svg:height="1.5cm" svg:x="12cm" svg:y="7cm" svg:viewBox="0 0 2501 1501" draw:points="0,1501 2501,1501 2501,0 0,0">
              <text:p/>
            </draw:polygon>
            <draw:polygon draw:style-name="gr5" draw:text-style-name="P2" draw:layer="layout" svg:width="2.5cm" svg:height="1.5cm" svg:x="12cm" svg:y="7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2cm" svg:y="7cm">
            <draw:text-box>
              <text:p text:style-name="P3"><text:span text:style-name="T1">每周六向运营商务部预算模块</text:span></text:p>
            </draw:text-box>
          </draw:frame>
        </draw:g>
        <draw:g>
          <draw:g>
            <draw:polygon draw:style-name="gr4" draw:text-style-name="P4" draw:layer="layout" svg:width="2.5cm" svg:height="1.5cm" svg:x="12cm" svg:y="10.5cm" svg:viewBox="0 0 2501 1501" draw:points="0,1501 2501,1501 2501,0 0,0">
              <text:p/>
            </draw:polygon>
            <draw:polygon draw:style-name="gr5" draw:text-style-name="P2" draw:layer="layout" svg:width="2.5cm" svg:height="1.5cm" svg:x="12cm" svg:y="10.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2cm" svg:y="10.5cm">
            <draw:text-box>
              <text:p text:style-name="P3"><text:span text:style-name="T1">了解计划人工总成本</text:span></text:p>
            </draw:text-box>
          </draw:frame>
        </draw:g>
        <draw:g>
          <draw:g>
            <draw:polygon draw:style-name="gr4" draw:text-style-name="P4" draw:layer="layout" svg:width="2.5cm" svg:height="1.5cm" svg:x="12cm" svg:y="13.25cm" svg:viewBox="0 0 2501 1501" draw:points="0,1501 2501,1501 2501,0 0,0">
              <text:p/>
            </draw:polygon>
            <draw:polygon draw:style-name="gr5" draw:text-style-name="P2" draw:layer="layout" svg:width="2.5cm" svg:height="1.5cm" svg:x="12cm" svg:y="13.2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2cm" svg:y="13.25cm">
            <draw:text-box>
              <text:p text:style-name="P3"><text:span text:style-name="T1">上系统《人工成本计划》填写数据</text:span></text:p>
            </draw:text-box>
          </draw:frame>
        </draw:g>
        <draw:g>
          <draw:g>
            <draw:polygon draw:style-name="gr4" draw:text-style-name="P4" draw:layer="layout" svg:width="2.5cm" svg:height="1.5cm" svg:x="1cm" svg:y="16.6cm" svg:viewBox="0 0 2501 1501" draw:points="0,1501 2501,1501 2501,0 0,0">
              <text:p/>
            </draw:polygon>
            <draw:polygon draw:style-name="gr5" draw:text-style-name="P2" draw:layer="layout" svg:width="2.5cm" svg:height="1.5cm" svg:x="1cm" svg:y="16.6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cm" svg:y="16.6cm">
            <draw:text-box>
              <text:p text:style-name="P3"><text:span text:style-name="T1">1</text:span><text:span text:style-name="T1">、填写计划人工成本</text:span></text:p>
            </draw:text-box>
          </draw:frame>
        </draw:g>
        <draw:g>
          <draw:g>
            <draw:polygon draw:style-name="gr4" draw:text-style-name="P4" draw:layer="layout" svg:width="2.5cm" svg:height="2.3cm" svg:x="5cm" svg:y="16.2cm" svg:viewBox="0 0 2501 2301" draw:points="0,2301 2501,2301 2501,0 0,0">
              <text:p/>
            </draw:polygon>
            <draw:polygon draw:style-name="gr5" draw:text-style-name="P2" draw:layer="layout" svg:width="2.5cm" svg:height="2.3cm" svg:x="5cm" svg:y="16.2cm" svg:viewBox="0 0 2501 2301" draw:points="0,2301 2501,2301 2501,0 0,0">
              <text:p/>
            </draw:polygon>
          </draw:g>
          <draw:frame draw:style-name="gr8" draw:text-style-name="P2" draw:layer="layout" svg:width="2.5cm" svg:height="2.3cm" svg:x="5cm" svg:y="16.2cm">
            <draw:text-box>
              <text:p text:style-name="P3"><text:span text:style-name="T1">2</text:span><text:span text:style-name="T1">、系统从薪资资料模块获取每个员工的工资总额，并计算出公司整体平均工资（可手动输入）</text:span></text:p>
            </draw:text-box>
          </draw:frame>
        </draw:g>
        <draw:g>
          <draw:g>
            <draw:polygon draw:style-name="gr4" draw:text-style-name="P4" draw:layer="layout" svg:width="2.5cm" svg:height="1.7cm" svg:x="9cm" svg:y="16.75cm" svg:viewBox="0 0 2501 1701" draw:points="0,1701 2501,1701 2501,0 0,0">
              <text:p/>
            </draw:polygon>
            <draw:polygon draw:style-name="gr5" draw:text-style-name="P2" draw:layer="layout" svg:width="2.5cm" svg:height="1.7cm" svg:x="9cm" svg:y="16.75cm" svg:viewBox="0 0 2501 1701" draw:points="0,1701 2501,1701 2501,0 0,0">
              <text:p/>
            </draw:polygon>
          </draw:g>
          <draw:frame draw:style-name="gr9" draw:text-style-name="P2" draw:layer="layout" svg:width="2.5cm" svg:height="1.7cm" svg:x="9cm" svg:y="16.75cm">
            <draw:text-box>
              <text:p text:style-name="P3"><text:span text:style-name="T1">3</text:span><text:span text:style-name="T1">、系统计算公司总人数配置</text:span><text:span text:style-name="T1">=</text:span><text:span text:style-name="T1">计划人工成本</text:span><text:span text:style-name="T1">/</text:span><text:span text:style-name="T1">公司整体平均薪资水平</text:span></text:p>
            </draw:text-box>
          </draw:frame>
        </draw:g>
        <draw:g>
          <draw:g>
            <draw:polygon draw:style-name="gr4" draw:text-style-name="P4" draw:layer="layout" svg:width="2.5cm" svg:height="1.6cm" svg:x="13cm" svg:y="16.8cm" svg:viewBox="0 0 2501 1601" draw:points="0,1601 2501,1601 2501,0 0,0">
              <text:p/>
            </draw:polygon>
            <draw:polygon draw:style-name="gr5" draw:text-style-name="P2" draw:layer="layout" svg:width="2.5cm" svg:height="1.6cm" svg:x="13cm" svg:y="16.8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3cm" svg:y="16.8cm">
            <draw:text-box>
              <text:p text:style-name="P3"><text:span text:style-name="T1">4</text:span><text:span text:style-name="T1">、规划模块填写薪资区间（默认为是上一次的薪资区间）</text:span></text:p>
            </draw:text-box>
          </draw:frame>
        </draw:g>
        <draw:g>
          <draw:g>
            <draw:polygon draw:style-name="gr4" draw:text-style-name="P4" draw:layer="layout" svg:width="2.5cm" svg:height="1.6cm" svg:x="17cm" svg:y="16.8cm" svg:viewBox="0 0 2501 1601" draw:points="0,1601 2501,1601 2501,0 0,0">
              <text:p/>
            </draw:polygon>
            <draw:polygon draw:style-name="gr5" draw:text-style-name="P2" draw:layer="layout" svg:width="2.5cm" svg:height="1.6cm" svg:x="17cm" svg:y="16.8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7cm" svg:y="16.8cm">
            <draw:text-box>
              <text:p text:style-name="P3"><text:span text:style-name="T1">5</text:span><text:span text:style-name="T1">、系统根据目前薪资水平，统计出不同薪资区间的总人数</text:span></text:p>
            </draw:text-box>
          </draw:frame>
        </draw:g>
        <draw:g>
          <draw:g>
            <draw:polygon draw:style-name="gr4" draw:text-style-name="P4" draw:layer="layout" svg:width="2.5cm" svg:height="2cm" svg:x="20.5cm" svg:y="16.55cm" svg:viewBox="0 0 2501 2001" draw:points="0,2001 2501,2001 2501,0 0,0">
              <text:p/>
            </draw:polygon>
            <draw:polygon draw:style-name="gr5" draw:text-style-name="P2" draw:layer="layout" svg:width="2.5cm" svg:height="2cm" svg:x="20.5cm" svg:y="16.55cm" svg:viewBox="0 0 2501 2001" draw:points="0,2001 2501,2001 2501,0 0,0">
              <text:p/>
            </draw:polygon>
          </draw:g>
          <draw:frame draw:style-name="gr11" draw:text-style-name="P2" draw:layer="layout" svg:width="2.5cm" svg:height="2cm" svg:x="20.5cm" svg:y="16.55cm">
            <draw:text-box>
              <text:p text:style-name="P3"><text:span text:style-name="T1">6</text:span><text:span text:style-name="T1">、规划模块负责人根据整体平均工资水平和薪资区间大划分，填写计划人数</text:span></text:p>
            </draw:text-box>
          </draw:frame>
        </draw:g>
        <draw:g>
          <draw:g>
            <draw:polygon draw:style-name="gr4" draw:text-style-name="P4" draw:layer="layout" svg:width="2.5cm" svg:height="1.6cm" svg:x="24cm" svg:y="17cm" svg:viewBox="0 0 2501 1601" draw:points="0,1601 2501,1601 2501,0 0,0">
              <text:p/>
            </draw:polygon>
            <draw:polygon draw:style-name="gr5" draw:text-style-name="P2" draw:layer="layout" svg:width="2.5cm" svg:height="1.6cm" svg:x="24cm" svg:y="17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24cm" svg:y="17cm">
            <draw:text-box>
              <text:p text:style-name="P3"><text:span text:style-name="T1">7</text:span><text:span text:style-name="T1">、系统根据目前薪资水平，统计出不同薪资区间，各个部门的人数</text:span></text:p>
            </draw:text-box>
          </draw:frame>
        </draw:g>
        <draw:line draw:style-name="gr7" draw:text-style-name="P2" draw:layer="layout" svg:x1="13.25cm" svg:y1="5cm" svg:x2="13.25cm" svg:y2="7cm">
          <text:p/>
        </draw:line>
        <draw:line draw:style-name="gr7" draw:text-style-name="P2" draw:layer="layout" svg:x1="13.25cm" svg:y1="8.5cm" svg:x2="13.25cm" svg:y2="10.5cm">
          <text:p/>
        </draw:line>
        <draw:line draw:style-name="gr7" draw:text-style-name="P2" draw:layer="layout" svg:x1="13.25cm" svg:y1="12cm" svg:x2="13.25cm" svg:y2="13.249cm">
          <text:p/>
        </draw:line>
        <draw:polyline draw:style-name="gr7" draw:text-style-name="P2" draw:layer="layout" svg:width="11cm" svg:height="1.85cm" svg:x="2.25cm" svg:y="14.75cm" svg:viewBox="0 0 11001 1851" draw:points="11001,0 11001,1036 0,1036 0,1851">
          <text:p/>
        </draw:polyline>
        <draw:polyline draw:style-name="gr7" draw:text-style-name="P2" draw:layer="layout" svg:width="7cm" svg:height="1.45cm" svg:x="6.25cm" svg:y="14.75cm" svg:viewBox="0 0 7001 1451" draw:points="7001,0 7001,1036 0,1036 0,1451">
          <text:p/>
        </draw:polyline>
        <draw:polyline draw:style-name="gr7" draw:text-style-name="P2" draw:layer="layout" svg:width="3cm" svg:height="2cm" svg:x="10.25cm" svg:y="14.75cm" svg:viewBox="0 0 3001 2001" draw:points="3001,0 3001,1036 0,1036 0,2001">
          <text:p/>
        </draw:polyline>
        <draw:polyline draw:style-name="gr7" draw:text-style-name="P2" draw:layer="layout" svg:width="1cm" svg:height="2.05cm" svg:x="13.25cm" svg:y="14.75cm" svg:viewBox="0 0 1001 2051" draw:points="0,0 0,750 1001,750 1001,2051">
          <text:p/>
        </draw:polyline>
        <draw:polyline draw:style-name="gr7" draw:text-style-name="P2" draw:layer="layout" svg:width="5cm" svg:height="2.05cm" svg:x="13.25cm" svg:y="14.75cm" svg:viewBox="0 0 5001 2051" draw:points="0,0 0,750 5001,750 5001,2051">
          <text:p/>
        </draw:polyline>
        <draw:polyline draw:style-name="gr7" draw:text-style-name="P2" draw:layer="layout" svg:width="8.5cm" svg:height="1.8cm" svg:x="13.25cm" svg:y="14.75cm" svg:viewBox="0 0 8501 1801" draw:points="0,0 0,750 8501,750 8501,1801">
          <text:p/>
        </draw:polyline>
        <draw:polyline draw:style-name="gr7" draw:text-style-name="P2" draw:layer="layout" svg:width="12cm" svg:height="2.25cm" svg:x="13.25cm" svg:y="14.75cm" svg:viewBox="0 0 12001 2251" draw:points="0,0 0,750 12001,750 12001,2251">
          <text:p/>
        </draw:polyline>
        <draw:g>
          <draw:g>
            <draw:polygon draw:style-name="gr4" draw:text-style-name="P4" draw:layer="layout" svg:width="2.5cm" svg:height="2cm" svg:x="12cm" svg:y="20.5cm" svg:viewBox="0 0 2501 2001" draw:points="0,2001 2501,2001 2501,0 0,0">
              <text:p/>
            </draw:polygon>
            <draw:polygon draw:style-name="gr5" draw:text-style-name="P2" draw:layer="layout" svg:width="2.5cm" svg:height="2cm" svg:x="12cm" svg:y="20.5cm" svg:viewBox="0 0 2501 2001" draw:points="0,2001 2501,2001 2501,0 0,0">
              <text:p/>
            </draw:polygon>
          </draw:g>
          <draw:frame draw:style-name="gr11" draw:text-style-name="P2" draw:layer="layout" svg:width="2.5cm" svg:height="2cm" svg:x="12cm" svg:y="20.5cm">
            <draw:text-box>
              <text:p text:style-name="P3"><text:span text:style-name="T1">人员编制</text:span><text:span text:style-name="T1">-</text:span><text:span text:style-name="T1">人工成本完成，作为人数配置工资总人数的数据来源，和作为晋升的参考文件</text:span></text:p>
            </draw:text-box>
          </draw:frame>
        </draw:g>
        <draw:polyline draw:style-name="gr7" draw:text-style-name="P2" draw:layer="layout" svg:width="11cm" svg:height="2.4cm" svg:x="2.25cm" svg:y="18.1cm" svg:viewBox="0 0 11001 2401" draw:points="0,0 0,1651 11001,1651 11001,2401">
          <text:p/>
        </draw:polyline>
        <draw:polyline draw:style-name="gr7" draw:text-style-name="P2" draw:layer="layout" svg:width="7cm" svg:height="2cm" svg:x="6.25cm" svg:y="18.5cm" svg:viewBox="0 0 7001 2001" draw:points="0,0 0,1251 7001,1251 7001,2001">
          <text:p/>
        </draw:polyline>
        <draw:polyline draw:style-name="gr7" draw:text-style-name="P2" draw:layer="layout" svg:width="3cm" svg:height="2.05cm" svg:x="10.25cm" svg:y="18.45cm" svg:viewBox="0 0 3001 2051" draw:points="0,0 0,1301 3001,1301 3001,2051">
          <text:p/>
        </draw:polyline>
        <draw:polyline draw:style-name="gr7" draw:text-style-name="P2" draw:layer="layout" svg:width="1cm" svg:height="2.1cm" svg:x="13.25cm" svg:y="18.4cm" svg:viewBox="0 0 1001 2101" draw:points="1001,0 1001,1351 0,1351 0,2101">
          <text:p/>
        </draw:polyline>
        <draw:polyline draw:style-name="gr7" draw:text-style-name="P2" draw:layer="layout" svg:width="5cm" svg:height="2.1cm" svg:x="13.25cm" svg:y="18.4cm" svg:viewBox="0 0 5001 2101" draw:points="5001,0 5001,1350 0,1350 0,2101">
          <text:p/>
        </draw:polyline>
        <draw:polyline draw:style-name="gr7" draw:text-style-name="P2" draw:layer="layout" svg:width="8.5cm" svg:height="1.95cm" svg:x="13.25cm" svg:y="18.55cm" svg:viewBox="0 0 8501 1951" draw:points="8501,0 8501,1200 0,1200 0,1951">
          <text:p/>
        </draw:polyline>
        <draw:polyline draw:style-name="gr7" draw:text-style-name="P2" draw:layer="layout" svg:width="12cm" svg:height="1.9cm" svg:x="13.25cm" svg:y="18.6cm" svg:viewBox="0 0 12001 1901" draw:points="12001,0 12001,1150 0,1150 0,1901">
          <text:p/>
        </draw:polyline>
        <draw:g>
          <draw:g>
            <draw:path draw:style-name="gr1" draw:text-style-name="P1" draw:layer="layout" svg:width="2.5cm" svg:height="1cm" svg:x="12cm" svg:y="24.2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12cm" svg:y="24.2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3" draw:text-style-name="P2" draw:layer="layout" svg:width="2.5cm" svg:height="1cm" svg:x="12cm" svg:y="24.2cm">
            <draw:text-box>
              <text:p text:style-name="P3"><text:span text:style-name="T1">结束</text:span></text:p>
            </draw:text-box>
          </draw:frame>
        </draw:g>
        <draw:line draw:style-name="gr7" draw:text-style-name="P2" draw:layer="layout" svg:x1="13.25cm" svg:y1="22.5cm" svg:x2="13.25cm" svg:y2="24.2cm">
          <text:p/>
        </draw:line>
      </draw:page>
      <draw:page draw:name="人员编制-技能&amp;管理等级配置" draw:style-name="dp1" draw:master-page-name="PM2">
        <draw:g>
          <draw:g>
            <draw:path draw:style-name="gr1" draw:text-style-name="P1" draw:layer="layout" svg:width="2.5cm" svg:height="1cm" svg:x="12.25cm" svg:y="1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12.25cm" svg:y="1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3" draw:text-style-name="P2" draw:layer="layout" svg:width="2.5cm" svg:height="1cm" svg:x="12.25cm" svg:y="1cm">
            <draw:text-box>
              <text:p text:style-name="P3"><text:span text:style-name="T1">人员编制</text:span><text:span text:style-name="T1">-</text:span><text:span text:style-name="T1">技能</text:span><text:span text:style-name="T1">&amp;</text:span><text:span text:style-name="T1">管理等级配置</text:span></text:p>
            </draw:text-box>
          </draw:frame>
        </draw:g>
        <draw:g>
          <draw:g>
            <draw:polygon draw:style-name="gr4" draw:text-style-name="P4" draw:layer="layout" svg:width="2.5cm" svg:height="1.6cm" svg:x="12.25cm" svg:y="2.95cm" svg:viewBox="0 0 2501 1601" draw:points="0,1601 2501,1601 2501,0 0,0">
              <text:p/>
            </draw:polygon>
            <draw:polygon draw:style-name="gr5" draw:text-style-name="P2" draw:layer="layout" svg:width="2.5cm" svg:height="1.6cm" svg:x="12.25cm" svg:y="2.95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2.25cm" svg:y="2.95cm">
            <draw:text-box>
              <text:p text:style-name="P3"><text:span text:style-name="T1">规划模块根据会议</text:span><text:span text:style-name="T1">讨论结果，上系统</text:span><text:span text:style-name="T1">填写《技能</text:span><text:span text:style-name="T1">&amp;</text:span><text:span text:style-name="T1">管</text:span><text:span text:style-name="T1">理等级配置》</text:span></text:p>
            </draw:text-box>
          </draw:frame>
        </draw:g>
        <draw:line draw:style-name="gr7" draw:text-style-name="P2" draw:layer="layout" svg:x1="13.5cm" svg:y1="2cm" svg:x2="13.5cm" svg:y2="2.949cm">
          <text:p/>
        </draw:line>
        <draw:g>
          <draw:g>
            <draw:polygon draw:style-name="gr4" draw:text-style-name="P4" draw:layer="layout" svg:width="2.5cm" svg:height="1.6cm" svg:x="12.25cm" svg:y="5.8cm" svg:viewBox="0 0 2501 1601" draw:points="0,1601 2501,1601 2501,0 0,0">
              <text:p/>
            </draw:polygon>
            <draw:polygon draw:style-name="gr5" draw:text-style-name="P2" draw:layer="layout" svg:width="2.5cm" svg:height="1.6cm" svg:x="12.25cm" svg:y="5.8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2.25cm" svg:y="5.8cm">
            <draw:text-box>
              <text:p text:style-name="P3"><text:span text:style-name="T1">《技能</text:span><text:span text:style-name="T1">&amp;</text:span><text:span text:style-name="T1">管理等</text:span><text:span text:style-name="T1">级配置》已经从</text:span><text:span text:style-name="T1">《人数配置》里面</text:span><text:span text:style-name="T1">获取了人数情况</text:span></text:p>
            </draw:text-box>
          </draw:frame>
        </draw:g>
        <draw:g>
          <draw:g>
            <draw:polygon draw:style-name="gr4" draw:text-style-name="P4" draw:layer="layout" svg:width="2.5cm" svg:height="1.6cm" svg:x="12.25cm" svg:y="8.65cm" svg:viewBox="0 0 2501 1601" draw:points="0,1601 2501,1601 2501,0 0,0">
              <text:p/>
            </draw:polygon>
            <draw:polygon draw:style-name="gr5" draw:text-style-name="P2" draw:layer="layout" svg:width="2.5cm" svg:height="1.6cm" svg:x="12.25cm" svg:y="8.65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2.25cm" svg:y="8.65cm">
            <draw:text-box>
              <text:p text:style-name="P3"><text:span text:style-name="T1">规划模块上系统填</text:span><text:span text:style-name="T1">写</text:span><text:span text:style-name="T1">,</text:span><text:span text:style-name="T1">各个岗位层级</text:span><text:span text:style-name="T1">对应的人数所对应</text:span><text:span text:style-name="T1">的技能、管理等级</text:span></text:p>
            </draw:text-box>
          </draw:frame>
        </draw:g>
        <draw:line draw:style-name="gr7" draw:text-style-name="P2" draw:layer="layout" svg:x1="13.5cm" svg:y1="4.55cm" svg:x2="13.5cm" svg:y2="5.8cm">
          <text:p/>
        </draw:line>
        <draw:line draw:style-name="gr7" draw:text-style-name="P2" draw:layer="layout" svg:x1="13.5cm" svg:y1="7.4cm" svg:x2="13.5cm" svg:y2="8.65cm">
          <text:p/>
        </draw:line>
        <draw:g>
          <draw:g>
            <draw:polygon draw:style-name="gr4" draw:text-style-name="P4" draw:layer="layout" svg:width="2.5cm" svg:height="2.3cm" svg:x="12.25cm" svg:y="11.85cm" svg:viewBox="0 0 2501 2301" draw:points="0,2301 2501,2301 2501,0 0,0">
              <text:p/>
            </draw:polygon>
            <draw:polygon draw:style-name="gr5" draw:text-style-name="P2" draw:layer="layout" svg:width="2.5cm" svg:height="2.3cm" svg:x="12.25cm" svg:y="11.85cm" svg:viewBox="0 0 2501 2301" draw:points="0,2301 2501,2301 2501,0 0,0">
              <text:p/>
            </draw:polygon>
          </draw:g>
          <draw:frame draw:style-name="gr8" draw:text-style-name="P2" draw:layer="layout" svg:width="2.5cm" svg:height="2.3cm" svg:x="12.25cm" svg:y="11.85cm">
            <draw:text-box>
              <text:p text:style-name="P3"><text:span text:style-name="T1">系统自动判断，大</text:span><text:span text:style-name="T1">项目和超大项目</text:span><text:span text:style-name="T1">中，一级行政管理</text:span><text:span text:style-name="T1">等级：一级行政管</text:span><text:span text:style-name="T1">理以上等级的比例</text:span><text:span text:style-name="T1">是否大于</text:span><text:span text:style-name="T1">2:1</text:span></text:p>
            </draw:text-box>
          </draw:frame>
        </draw:g>
        <draw:g>
          <draw:g>
            <draw:polygon draw:style-name="gr1" draw:text-style-name="P1" draw:layer="layout" svg:width="2.5cm" svg:height="1.5cm" svg:x="12.25cm" svg:y="15.3cm" svg:viewBox="0 0 2501 1501" draw:points="0,751 1251,0 2501,751 1251,1501">
              <text:p/>
            </draw:polygon>
            <draw:polygon draw:style-name="gr2" draw:text-style-name="P2" draw:layer="layout" svg:width="2.5cm" svg:height="1.5cm" svg:x="12.25cm" svg:y="15.3cm" svg:viewBox="0 0 2501 1501" draw:points="0,751 1251,0 2501,751 1251,1501">
              <text:p/>
            </draw:polygon>
          </draw:g>
          <draw:frame draw:style-name="gr6" draw:text-style-name="P2" draw:layer="layout" svg:width="2.5cm" svg:height="1.5cm" svg:x="12.25cm" svg:y="15.3cm">
            <draw:text-box>
              <text:p text:style-name="P3"><text:span text:style-name="T1">是否满足以上条件</text:span></text:p>
            </draw:text-box>
          </draw:frame>
        </draw:g>
        <draw:line draw:style-name="gr7" draw:text-style-name="P2" draw:layer="layout" svg:x1="13.5cm" svg:y1="10.25cm" svg:x2="13.5cm" svg:y2="11.849cm">
          <text:p/>
        </draw:line>
        <draw:line draw:style-name="gr7" draw:text-style-name="P2" draw:layer="layout" svg:x1="13.5cm" svg:y1="14.15cm" svg:x2="13.5cm" svg:y2="15.3cm">
          <text:p/>
        </draw:line>
        <draw:g>
          <draw:g>
            <draw:polygon draw:style-name="gr4" draw:text-style-name="P4" draw:layer="layout" svg:width="2.5cm" svg:height="1.5cm" svg:x="15.1cm" svg:y="18.45cm" svg:viewBox="0 0 2501 1501" draw:points="0,1501 2501,1501 2501,0 0,0">
              <text:p/>
            </draw:polygon>
            <draw:polygon draw:style-name="gr5" draw:text-style-name="P2" draw:layer="layout" svg:width="2.5cm" svg:height="1.5cm" svg:x="15.1cm" svg:y="18.4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5.1cm" svg:y="18.45cm">
            <draw:text-box>
              <text:p text:style-name="P3"><text:span text:style-name="T1">提示设置不合理，</text:span><text:span text:style-name="T1">及比例情况</text:span></text:p>
            </draw:text-box>
          </draw:frame>
        </draw:g>
        <draw:g>
          <draw:polyline draw:style-name="gr7" draw:text-style-name="P2" draw:layer="layout" svg:width="1.6cm" svg:height="2.4cm" svg:x="14.75cm" svg:y="16.05cm" svg:viewBox="0 0 1601 2401" draw:points="0,0 1601,0 1601,2401">
            <text:p/>
          </draw:polyline>
          <draw:frame draw:style-name="gr12" draw:text-style-name="P2" draw:layer="layout" svg:width="1.411cm" svg:height="0.658cm" svg:x="15.644cm" svg:y="16.121cm">
            <draw:text-box>
              <text:p text:style-name="P3"><text:span text:style-name="T2">否</text:span></text:p>
            </draw:text-box>
          </draw:frame>
        </draw:g>
        <draw:g>
          <draw:polyline draw:style-name="gr7" draw:text-style-name="P2" draw:layer="layout" svg:width="2cm" svg:height="5.8cm" svg:x="11.5cm" svg:y="16.05cm" svg:viewBox="0 0 2001 5801" draw:points="750,0 0,0 0,5051 2001,5051 2001,5801">
            <text:p/>
          </draw:polyline>
          <draw:frame draw:style-name="gr12" draw:text-style-name="P2" draw:layer="layout" svg:width="1.411cm" svg:height="0.658cm" svg:x="10.794cm" svg:y="19.246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4" draw:text-style-name="P4" draw:layer="layout" svg:width="2.5cm" svg:height="1.6cm" svg:x="12.25cm" svg:y="21.85cm" svg:viewBox="0 0 2501 1601" draw:points="0,1601 2501,1601 2501,0 0,0">
              <text:p/>
            </draw:polygon>
            <draw:polygon draw:style-name="gr5" draw:text-style-name="P2" draw:layer="layout" svg:width="2.5cm" svg:height="1.6cm" svg:x="12.25cm" svg:y="21.85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2.25cm" svg:y="21.85cm">
            <draw:text-box>
              <text:p text:style-name="P3"><text:span text:style-name="T1">《技能</text:span><text:span text:style-name="T1">&amp;</text:span><text:span text:style-name="T1">管理等</text:span><text:span text:style-name="T1">级配置》中相关数</text:span><text:span text:style-name="T1">据自动导入《人员</text:span><text:span text:style-name="T1">编制汇总表》中</text:span></text:p>
            </draw:text-box>
          </draw:frame>
        </draw:g>
        <draw:polyline draw:style-name="gr7" draw:text-style-name="P2" draw:layer="layout" svg:width="2.85cm" svg:height="1.9cm" svg:x="13.5cm" svg:y="19.95cm" svg:viewBox="0 0 2851 1901" draw:points="2851,0 2851,1151 0,1151 0,1901">
          <text:p/>
        </draw:polyline>
        <draw:g>
          <draw:g>
            <draw:path draw:style-name="gr1" draw:text-style-name="P1" draw:layer="layout" svg:width="2.5cm" svg:height="1cm" svg:x="12.25cm" svg:y="25.3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12.25cm" svg:y="25.35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3" draw:text-style-name="P2" draw:layer="layout" svg:width="2.5cm" svg:height="1cm" svg:x="12.25cm" svg:y="25.35cm">
            <draw:text-box>
              <text:p text:style-name="P3"><text:span text:style-name="T1">结束</text:span></text:p>
            </draw:text-box>
          </draw:frame>
        </draw:g>
        <draw:line draw:style-name="gr7" draw:text-style-name="P2" draw:layer="layout" svg:x1="13.5cm" svg:y1="23.45cm" svg:x2="13.5cm" svg:y2="25.35cm">
          <text:p/>
        </draw:line>
      </draw:page>
      <draw:page draw:name="人员编制明细和汇总" draw:style-name="dp1" draw:master-page-name="PM3">
        <draw:g>
          <draw:g>
            <draw:polygon draw:style-name="gr1" draw:text-style-name="P1" draw:layer="layout" svg:width="2.5cm" svg:height="1.6cm" svg:x="11.7cm" svg:y="21.068cm" svg:viewBox="0 0 2501 1601" draw:points="0,800 1251,0 2501,800 1251,1601">
              <text:p/>
            </draw:polygon>
            <draw:polygon draw:style-name="gr2" draw:text-style-name="P2" draw:layer="layout" svg:width="2.5cm" svg:height="1.6cm" svg:x="11.7cm" svg:y="21.068cm" svg:viewBox="0 0 2501 1601" draw:points="0,800 1251,0 2501,800 1251,1601">
              <text:p/>
            </draw:polygon>
          </draw:g>
          <draw:frame draw:style-name="gr13" draw:text-style-name="P2" draw:layer="layout" svg:width="2.083cm" svg:height="1.2cm" svg:x="11.908cm" svg:y="21.267cm">
            <draw:text-box>
              <text:p text:style-name="P3"><text:span text:style-name="T1">项目团队编制内人员是否满足需求</text:span></text:p>
            </draw:text-box>
          </draw:frame>
        </draw:g>
        <draw:g>
          <draw:g>
            <draw:polygon draw:style-name="gr4" draw:text-style-name="P4" draw:layer="layout" svg:width="2.5cm" svg:height="1cm" svg:x="8.25cm" svg:y="23.217cm" svg:viewBox="0 0 2501 1001" draw:points="0,1001 2501,1001 2501,0 0,0">
              <text:p/>
            </draw:polygon>
            <draw:polygon draw:style-name="gr5" draw:text-style-name="P2" draw:layer="layout" svg:width="2.5cm" svg:height="1cm" svg:x="8.25cm" svg:y="23.217cm" svg:viewBox="0 0 2501 1001" draw:points="0,1001 2501,1001 2501,0 0,0">
              <text:p/>
            </draw:polygon>
          </draw:g>
          <draw:frame draw:style-name="gr3" draw:text-style-name="P2" draw:layer="layout" svg:width="2.5cm" svg:height="1cm" svg:x="8.25cm" svg:y="23.217cm">
            <draw:text-box>
              <text:p text:style-name="P3"><text:span text:style-name="T1">项目团队内部调剂</text:span></text:p>
            </draw:text-box>
          </draw:frame>
        </draw:g>
        <draw:g>
          <draw:polyline draw:style-name="gr7" draw:text-style-name="P2" draw:layer="layout" svg:width="2.2cm" svg:height="1.35cm" svg:x="9.5cm" svg:y="21.868cm" svg:viewBox="0 0 2201 1351" draw:points="2201,0 0,0 0,1351">
            <text:p/>
          </draw:polyline>
          <draw:frame draw:style-name="gr12" draw:text-style-name="P2" draw:layer="layout" svg:width="1.411cm" svg:height="0.658cm" svg:x="9.219cm" svg:y="21.538cm">
            <draw:text-box>
              <text:p text:style-name="P3"><text:span text:style-name="T2">是</text:span></text:p>
            </draw:text-box>
          </draw:frame>
        </draw:g>
        <draw:polyline draw:style-name="gr7" draw:text-style-name="P2" draw:layer="layout" svg:width="3cm" svg:height="8.128cm" svg:x="9.5cm" svg:y="24.217cm" svg:viewBox="0 0 3001 8129" draw:points="0,0 0,7379 3001,7379 3001,8129">
          <text:p/>
        </draw:polyline>
        <draw:g>
          <draw:g>
            <draw:polygon draw:style-name="gr4" draw:text-style-name="P4" draw:layer="layout" svg:width="2.5cm" svg:height="1.6cm" svg:x="11.25cm" svg:y="32.346cm" svg:viewBox="0 0 2501 1601" draw:points="0,1601 2501,1601 2501,0 0,0">
              <text:p/>
            </draw:polygon>
            <draw:polygon draw:style-name="gr5" draw:text-style-name="P2" draw:layer="layout" svg:width="2.5cm" svg:height="1.6cm" svg:x="11.25cm" svg:y="32.346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1.25cm" svg:y="32.346cm">
            <draw:text-box>
              <text:p text:style-name="P3"><text:span text:style-name="T1">人员调动（具体人员调动请参考“人员调动”业务流程图）</text:span></text:p>
            </draw:text-box>
          </draw:frame>
        </draw:g>
        <draw:polyline draw:style-name="gr7" draw:text-style-name="P2" draw:layer="layout" svg:width="4cm" svg:height="1.554cm" svg:x="12.5cm" svg:y="33.946cm" svg:viewBox="0 0 4001 1555" draw:points="0,0 0,805 4001,805 4001,1555">
          <text:p/>
        </draw:polyline>
        <draw:g>
          <draw:g>
            <draw:polygon draw:style-name="gr4" draw:text-style-name="P4" draw:layer="layout" svg:width="2.5cm" svg:height="1.5cm" svg:x="17cm" svg:y="22.5cm" svg:viewBox="0 0 2501 1501" draw:points="0,1501 2501,1501 2501,0 0,0">
              <text:p/>
            </draw:polygon>
            <draw:polygon draw:style-name="gr5" draw:text-style-name="P2" draw:layer="layout" svg:width="2.5cm" svg:height="1.5cm" svg:x="17cm" svg:y="22.5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7cm" svg:y="22.5cm">
            <draw:text-box>
              <text:p text:style-name="P3"><text:span text:style-name="T1">项目间调剂</text:span></text:p>
            </draw:text-box>
          </draw:frame>
        </draw:g>
        <draw:g>
          <draw:polyline draw:style-name="gr7" draw:text-style-name="P2" draw:layer="layout" svg:width="4.05cm" svg:height="0.632cm" svg:x="14.2cm" svg:y="21.868cm" svg:viewBox="0 0 4051 633" draw:points="0,0 4051,0 4051,633">
            <text:p/>
          </draw:polyline>
          <draw:frame draw:style-name="gr12" draw:text-style-name="P2" draw:layer="layout" svg:width="1.411cm" svg:height="0.658cm" svg:x="15.836cm" svg:y="21.538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1" draw:text-style-name="P1" draw:layer="layout" svg:width="2.5cm" svg:height="1.6cm" svg:x="17cm" svg:y="25cm" svg:viewBox="0 0 2501 1601" draw:points="0,800 1251,0 2501,800 1251,1601">
              <text:p/>
            </draw:polygon>
            <draw:polygon draw:style-name="gr2" draw:text-style-name="P2" draw:layer="layout" svg:width="2.5cm" svg:height="1.6cm" svg:x="17cm" svg:y="25cm" svg:viewBox="0 0 2501 1601" draw:points="0,800 1251,0 2501,800 1251,1601">
              <text:p/>
            </draw:polygon>
          </draw:g>
          <draw:frame draw:style-name="gr13" draw:text-style-name="P2" draw:layer="layout" svg:width="2.083cm" svg:height="1.2cm" svg:x="17.208cm" svg:y="25.2cm">
            <draw:text-box>
              <text:p text:style-name="P3"><text:span text:style-name="T1">项目间编制内人员是否满足需求</text:span></text:p>
            </draw:text-box>
          </draw:frame>
        </draw:g>
        <draw:line draw:style-name="gr7" draw:text-style-name="P2" draw:layer="layout" svg:x1="18.25cm" svg:y1="24cm" svg:x2="18.25cm" svg:y2="24.999cm">
          <text:p/>
        </draw:line>
        <draw:g>
          <draw:g>
            <draw:polygon draw:style-name="gr4" draw:text-style-name="P4" draw:layer="layout" svg:width="2.5cm" svg:height="1.5cm" svg:x="14cm" svg:y="27.6cm" svg:viewBox="0 0 2501 1501" draw:points="0,1501 2501,1501 2501,0 0,0">
              <text:p/>
            </draw:polygon>
            <draw:polygon draw:style-name="gr5" draw:text-style-name="P2" draw:layer="layout" svg:width="2.5cm" svg:height="1.5cm" svg:x="14cm" svg:y="27.6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4cm" svg:y="27.6cm">
            <draw:text-box>
              <text:p text:style-name="P3"><text:span text:style-name="T1">项目间内部调剂</text:span></text:p>
            </draw:text-box>
          </draw:frame>
        </draw:g>
        <draw:g>
          <draw:polyline draw:style-name="gr7" draw:text-style-name="P2" draw:layer="layout" svg:width="1.75cm" svg:height="1.8cm" svg:x="15.25cm" svg:y="25.8cm" svg:viewBox="0 0 1751 1801" draw:points="1751,0 0,0 0,1801">
            <text:p/>
          </draw:polyline>
          <draw:frame draw:style-name="gr12" draw:text-style-name="P2" draw:layer="layout" svg:width="1.411cm" svg:height="0.658cm" svg:x="14.545cm" svg:y="25.496cm">
            <draw:text-box>
              <text:p text:style-name="P3"><text:span text:style-name="T2">是</text:span></text:p>
            </draw:text-box>
          </draw:frame>
        </draw:g>
        <draw:g>
          <draw:g>
            <draw:polygon draw:style-name="gr4" draw:text-style-name="P4" draw:layer="layout" svg:width="2.5cm" svg:height="1.5cm" svg:x="19.75cm" svg:y="27.6cm" svg:viewBox="0 0 2501 1501" draw:points="0,1501 2501,1501 2501,0 0,0">
              <text:p/>
            </draw:polygon>
            <draw:polygon draw:style-name="gr5" draw:text-style-name="P2" draw:layer="layout" svg:width="2.5cm" svg:height="1.5cm" svg:x="19.75cm" svg:y="27.6cm" svg:viewBox="0 0 2501 1501" draw:points="0,1501 2501,1501 2501,0 0,0">
              <text:p/>
            </draw:polygon>
          </draw:g>
          <draw:frame draw:style-name="gr6" draw:text-style-name="P2" draw:layer="layout" svg:width="2.5cm" svg:height="1.5cm" svg:x="19.75cm" svg:y="27.6cm">
            <draw:text-box>
              <text:p text:style-name="P3"><text:span text:style-name="T1">招聘（系统自动提醒综合资源部招聘模块做招聘计划）</text:span></text:p>
            </draw:text-box>
          </draw:frame>
        </draw:g>
        <draw:g>
          <draw:polyline draw:style-name="gr7" draw:text-style-name="P2" draw:layer="layout" svg:width="1.5cm" svg:height="1.8cm" svg:x="19.5cm" svg:y="25.8cm" svg:viewBox="0 0 1501 1801" draw:points="0,0 1501,0 1501,1801">
            <text:p/>
          </draw:polyline>
          <draw:frame draw:style-name="gr12" draw:text-style-name="P2" draw:layer="layout" svg:width="1.411cm" svg:height="0.658cm" svg:x="20.294cm" svg:y="25.621cm">
            <draw:text-box>
              <text:p text:style-name="P3"><text:span text:style-name="T2">否</text:span></text:p>
            </draw:text-box>
          </draw:frame>
        </draw:g>
        <draw:g>
          <draw:g>
            <draw:polygon draw:style-name="gr4" draw:text-style-name="P4" draw:layer="layout" svg:width="2.5cm" svg:height="1.6cm" svg:x="11.7cm" svg:y="7.65cm" svg:viewBox="0 0 2501 1601" draw:points="0,1601 2501,1601 2501,0 0,0">
              <text:p/>
            </draw:polygon>
            <draw:polygon draw:style-name="gr5" draw:text-style-name="P2" draw:layer="layout" svg:width="2.5cm" svg:height="1.6cm" svg:x="11.7cm" svg:y="7.65cm" svg:viewBox="0 0 2501 1601" draw:points="0,1601 2501,1601 2501,0 0,0">
              <text:p/>
            </draw:polygon>
          </draw:g>
          <draw:frame draw:style-name="gr10" draw:text-style-name="P2" draw:layer="layout" svg:width="2.5cm" svg:height="1.6cm" svg:x="11.7cm" svg:y="7.65cm">
            <draw:text-box>
              <text:p text:style-name="P3"><text:span text:style-name="T1">《人员编制明细表》从各个模块引入数据，数据来源请参考表格模板内</text:span></text:p>
            </draw:text-box>
          </draw:frame>
        </draw:g>
        <draw:g>
          <draw:g>
            <draw:path draw:style-name="gr1" draw:text-style-name="P1" draw:layer="layout" svg:width="2.5cm" svg:height="1cm" svg:x="11.7cm" svg:y="5.6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11.7cm" svg:y="5.6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3" draw:text-style-name="P2" draw:layer="layout" svg:width="2.5cm" svg:height="1cm" svg:x="11.7cm" svg:y="5.6cm">
            <draw:text-box>
              <text:p text:style-name="P3"><text:span text:style-name="T1">开始</text:span></text:p>
            </draw:text-box>
          </draw:frame>
        </draw:g>
        <draw:line draw:style-name="gr7" draw:text-style-name="P2" draw:layer="layout" svg:x1="12.95cm" svg:y1="6.6cm" svg:x2="12.95cm" svg:y2="7.65cm">
          <text:p/>
        </draw:line>
        <draw:g>
          <draw:g>
            <draw:polygon draw:style-name="gr4" draw:text-style-name="P4" draw:layer="layout" svg:width="6.7cm" svg:height="1.6cm" svg:x="9.6cm" svg:y="10.3cm" svg:viewBox="0 0 6701 1601" draw:points="0,1601 6701,1601 6701,0 0,0">
              <text:p/>
            </draw:polygon>
            <draw:polygon draw:style-name="gr5" draw:text-style-name="P2" draw:layer="layout" svg:width="6.7cm" svg:height="1.6cm" svg:x="9.6cm" svg:y="10.3cm" svg:viewBox="0 0 6701 1601" draw:points="0,1601 6701,1601 6701,0 0,0">
              <text:p/>
            </draw:polygon>
          </draw:g>
          <draw:frame draw:style-name="gr10" draw:text-style-name="P2" draw:layer="layout" svg:width="6.7cm" svg:height="1.6cm" svg:x="9.6cm" svg:y="10.3cm">
            <draw:text-box>
              <text:p text:style-name="P3"><text:span text:style-name="T1">当有新员工入职时，新增注册账号，《人员编制明细表》根据《人数配置》表自动筛选是否为编内还是编外（编内是指没有满足人员编制时，就是编内，超出了人员编制，则为编外）</text:span></text:p>
            </draw:text-box>
          </draw:frame>
        </draw:g>
        <draw:line draw:style-name="gr7" draw:text-style-name="P2" draw:layer="layout" svg:x1="12.95cm" svg:y1="9.25cm" svg:x2="12.95cm" svg:y2="10.299cm">
          <text:p/>
        </draw:line>
        <draw:g>
          <draw:g>
            <draw:polygon draw:style-name="gr4" draw:text-style-name="P4" draw:layer="layout" svg:width="4.1cm" svg:height="1.9cm" svg:x="10.9cm" svg:y="13.45cm" svg:viewBox="0 0 4101 1901" draw:points="0,1901 4101,1901 4101,0 0,0">
              <text:p/>
            </draw:polygon>
            <draw:polygon draw:style-name="gr5" draw:text-style-name="P2" draw:layer="layout" svg:width="4.1cm" svg:height="1.9cm" svg:x="10.9cm" svg:y="13.45cm" svg:viewBox="0 0 4101 1901" draw:points="0,1901 4101,1901 4101,0 0,0">
              <text:p/>
            </draw:polygon>
          </draw:g>
          <draw:frame draw:style-name="gr14" draw:text-style-name="P2" draw:layer="layout" svg:width="4.1cm" svg:height="1.9cm" svg:x="10.9cm" svg:y="13.45cm">
            <draw:text-box>
              <text:p text:style-name="P3"><text:span text:style-name="T1">《人员编制汇总表》根据《技能</text:span><text:span text:style-name="T1">&amp;</text:span><text:span text:style-name="T1">管理等级配置》、《人员编制明细表》、《人员编制</text:span><text:span text:style-name="T1">-</text:span><text:span text:style-name="T1">人工成本》自动实时更新（具体见表格模板）</text:span></text:p>
            </draw:text-box>
          </draw:frame>
        </draw:g>
        <draw:line draw:style-name="gr7" draw:text-style-name="P2" draw:layer="layout" svg:x1="12.95cm" svg:y1="11.9cm" svg:x2="12.95cm" svg:y2="13.45cm">
          <text:p/>
        </draw:line>
        <draw:g>
          <draw:g>
            <draw:polygon draw:style-name="gr4" draw:text-style-name="P4" draw:layer="layout" svg:width="2.5cm" svg:height="2.3cm" svg:x="11.7cm" svg:y="16.8cm" svg:viewBox="0 0 2501 2301" draw:points="0,2301 2501,2301 2501,0 0,0">
              <text:p/>
            </draw:polygon>
            <draw:polygon draw:style-name="gr5" draw:text-style-name="P2" draw:layer="layout" svg:width="2.5cm" svg:height="2.3cm" svg:x="11.7cm" svg:y="16.8cm" svg:viewBox="0 0 2501 2301" draw:points="0,2301 2501,2301 2501,0 0,0">
              <text:p/>
            </draw:polygon>
          </draw:g>
          <draw:frame draw:style-name="gr8" draw:text-style-name="P2" draw:layer="layout" svg:width="2.5cm" svg:height="2.3cm" svg:x="11.7cm" svg:y="16.8cm">
            <draw:text-box>
              <text:p text:style-name="P3"><text:span text:style-name="T1">每周六，《人员编制汇总表》自动发送邮件通告给综合资源部、总经办和一线实施体系决策层</text:span></text:p>
            </draw:text-box>
          </draw:frame>
        </draw:g>
        <draw:line draw:style-name="gr7" draw:text-style-name="P2" draw:layer="layout" svg:x1="12.95cm" svg:y1="15.35cm" svg:x2="12.95cm" svg:y2="16.8cm">
          <text:p/>
        </draw:line>
        <draw:line draw:style-name="gr7" draw:text-style-name="P2" draw:layer="layout" svg:x1="12.95cm" svg:y1="19.1cm" svg:x2="12.95cm" svg:y2="21.067cm">
          <text:p/>
        </draw:line>
        <draw:polyline draw:style-name="gr7" draw:text-style-name="P2" draw:layer="layout" svg:width="2.75cm" svg:height="3.246cm" svg:x="12.5cm" svg:y="29.1cm" svg:viewBox="0 0 2751 3247" draw:points="2751,0 2751,2497 0,2497 0,3247">
          <text:p/>
        </draw:polyline>
        <draw:g>
          <draw:g>
            <draw:path draw:style-name="gr1" draw:text-style-name="P1" draw:layer="layout" svg:width="2.501cm" svg:height="1cm" svg:x="15.25cm" svg:y="35.5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  <draw:path draw:style-name="gr2" draw:text-style-name="P2" draw:layer="layout" svg:width="2.501cm" svg:height="1cm" svg:x="15.25cm" svg:y="35.5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</draw:g>
          <draw:frame draw:style-name="gr3" draw:text-style-name="P2" draw:layer="layout" svg:width="2.5cm" svg:height="1cm" svg:x="15.25cm" svg:y="35.5cm">
            <draw:text-box>
              <text:p text:style-name="P3"><text:span text:style-name="T1">结束</text:span></text:p>
            </draw:text-box>
          </draw:frame>
        </draw:g>
        <draw:polyline draw:style-name="gr7" draw:text-style-name="P2" draw:layer="layout" svg:width="4.5cm" svg:height="6.4cm" svg:x="16.5cm" svg:y="29.1cm" svg:viewBox="0 0 4501 6401" draw:points="4501,0 4501,5651 0,5651 0,640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7.4cm" fo:page-height="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8T09:49:56.443501843</dc:date>
    <meta:creation-date>2017-03-07T19:49:36Z</meta:creation-date>
    <meta:generator>LibreOffice/5.1.6.2.0$Linux_X86_64 LibreOffice_project/10$Build-2</meta:generator>
    <meta:editing-duration>PT19S</meta:editing-duration>
    <meta:editing-cycles>1</meta:editing-cycles>
    <meta:document-statistic meta:object-count="234"/>
  </office:meta>
</office:document-meta>
</file>